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52e9" officeooo:paragraph-rsid="000a52e9"/>
    </style:style>
    <style:style style:name="P2" style:family="paragraph" style:parent-style-name="Standard">
      <style:text-properties officeooo:rsid="000c4b79" officeooo:paragraph-rsid="000c4b79"/>
    </style:style>
    <style:style style:name="P3" style:family="paragraph" style:parent-style-name="Standard">
      <style:text-properties officeooo:rsid="000d4632" officeooo:paragraph-rsid="000c4b79"/>
    </style:style>
    <style:style style:name="P4" style:family="paragraph" style:parent-style-name="Standard">
      <style:text-properties officeooo:rsid="000a52e9" officeooo:paragraph-rsid="000a52e9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3efc" officeooo:paragraph-rsid="000f3ef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4b69" officeooo:paragraph-rsid="000f4b69" style:font-weight-asian="bold" style:font-weight-complex="bold"/>
    </style:style>
    <style:style style:name="T1" style:family="text">
      <style:text-properties officeooo:rsid="000d4632"/>
    </style:style>
    <style:style style:name="T2" style:family="text">
      <style:text-properties officeooo:rsid="000f3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ie 1 de la présentation :</text:p>
      <text:p text:style-name="P1"><text:span text:style-name="T2">l’</text:span><text:bookmark-start text:name="__DdeLink__6_1900829956"/>Orale <text:span text:style-name="T2">dure </text:span>10 min <text:span text:style-name="T2">et parler des points suivant</text:span>:</text:p>
      <text:p text:style-name="P1">1 - rappel projet</text:p>
      <text:p text:style-name="P1">2 - presenter notre partie</text:p>
      <text:p text:style-name="P1">3 - ce qu’on a fait (ou on en est)</text:p>
      <text:p text:style-name="P1">4 - la procaine etape </text:p>
      <text:p text:style-name="P1"/>
      <text:p text:style-name="P5">Partie 2 de la présentation :</text:p>
      <text:p text:style-name="P1"><text:span text:style-name="T2">la présentation sera suivie par une </text:span>démo :</text:p>
      <text:p text:style-name="P1">- exemple code ou autre<text:bookmark-end text:name="__DdeLink__6_1900829956"/></text:p>
      <text:p text:style-name="P1"/>
      <text:p text:style-name="P1"/>
      <text:p text:style-name="P6">Remarque utile pour la présentation :</text:p>
      <text:p text:style-name="P2"><text:bookmark-start text:name="__DdeLink__4_1900829956"/>- etablir la connection</text:p>
      <text:p text:style-name="P2">- mettre l’etat a WAIT.</text:p>
      <text:p text:style-name="P2">- attendre un msg du GCS.</text:p>
      <text:p text:style-name="P2"/>
      <text:p text:style-name="P2">* si msg GCS recu : mettre l’etat a GOTO. (ou l’etat recu par la commande gcs)</text:p>
      <text:p text:style-name="P2"/>
      <text:p text:style-name="P2">Switch ( ETAT ) {</text:p>
      <text:p text:style-name="P2"><text:tab/>GOTO :</text:p>
      <text:p text:style-name="P2"><text:tab/><text:tab/>do</text:p>
      <text:p text:style-name="P2">- lire les données des capteurs</text:p>
      <text:p text:style-name="P2">- se deplacer vers la gauche, la droite, devant, derriere ou ne rien faire</text:p>
      <text:p text:style-name="P2">- monter, descendre ou ne rien faire</text:p>
      <text:p text:style-name="P2"><text:tab/><text:tab/>while ( pos_actuelle == pos_target )</text:p>
      <text:p text:style-name="P3">- mettre l’etat a WAIT.</text:p>
      <text:p text:style-name="P2"><text:tab/><text:span text:style-name="T1">WAIT :</text:span></text:p>
      <text:p text:style-name="P2"><text:tab/><text:span text:style-name="T1">-Bus.get( GCS )</text:span></text:p>
      <text:p text:style-name="P2">}</text:p>
      <text:p text:style-name="P2"><text:bookmark-end text:name="__DdeLink__4_19008299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4:10:05.865465368</meta:creation-date>
    <dc:date>2020-02-14T11:47:35.884076612</dc:date>
    <meta:editing-duration>PT35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48" meta:character-count="711" meta:non-whitespace-character-count="580"/>
  </office:meta>
</office:document-meta>
</file>